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7" style:family="paragraph" style:parent-style-name="Text_20_body">
      <style:paragraph-properties fo:text-align="center" style:justify-single-word="false"/>
      <style:text-properties officeooo:paragraph-rsid="0011a77b"/>
    </style:style>
    <style:style style:name="P8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9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11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12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5" style:family="paragraph" style:parent-style-name="Text_20_body">
      <style:text-properties fo:font-style="normal" fo:font-weight="bold" officeooo:rsid="002cc539" officeooo:paragraph-rsid="002cc539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7" style:family="paragraph" style:parent-style-name="Text_20_body" style:list-style-name="L4">
      <style:text-properties fo:font-style="normal" fo:font-weight="bold" officeooo:rsid="0032f701" officeooo:paragraph-rsid="0032f701" style:font-style-asian="normal" style:font-weight-asian="bold" style:font-style-complex="normal" style:font-weight-complex="bold"/>
    </style:style>
    <style:style style:name="P18" style:family="paragraph" style:parent-style-name="Text_20_body" style:list-style-name="L4">
      <style:text-properties fo:font-style="normal" fo:font-weight="bold" officeooo:rsid="003418c3" officeooo:paragraph-rsid="003418c3" style:font-style-asian="normal" style:font-weight-asian="bold" style:font-style-complex="normal" style:font-weight-complex="bold"/>
    </style:style>
    <style:style style:name="P19" style:family="paragraph" style:parent-style-name="Text_20_body" style:list-style-name="L4">
      <style:text-properties fo:font-style="normal" fo:font-weight="bold" officeooo:rsid="0036e4d3" officeooo:paragraph-rsid="0036e4d3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officeooo:paragraph-rsid="00323b9c"/>
    </style:style>
    <style:style style:name="P21" style:family="paragraph" style:parent-style-name="Text_20_body">
      <style:paragraph-properties fo:text-align="justify" style:justify-single-word="false"/>
      <style:text-properties officeooo:paragraph-rsid="00358ae6"/>
    </style:style>
    <style:style style:name="P22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23" style:family="paragraph" style:parent-style-name="Text_20_body" style:list-style-name="L6">
      <style:text-properties officeooo:rsid="003745d2" officeooo:paragraph-rsid="003745d2"/>
    </style:style>
    <style:style style:name="P24" style:family="paragraph" style:parent-style-name="Text_20_body" style:list-style-name="L6">
      <style:text-properties officeooo:rsid="0037c06a" officeooo:paragraph-rsid="0037c06a"/>
    </style:style>
    <style:style style:name="P25" style:family="paragraph" style:parent-style-name="Text_20_body" style:list-style-name="L7">
      <style:text-properties officeooo:rsid="003aef20" officeooo:paragraph-rsid="003aef20"/>
    </style:style>
    <style:style style:name="P26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7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8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9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30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31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32" style:family="paragraph" style:parent-style-name="Text_20_body" style:list-style-name="L3">
      <style:paragraph-properties fo:margin-top="0.0398in" fo:margin-bottom="0.0575in" loext:contextual-spacing="false"/>
      <style:text-properties officeooo:paragraph-rsid="00323b9c"/>
    </style:style>
    <style:style style:name="P33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34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35" style:family="paragraph" style:parent-style-name="Contents_20_Heading" style:master-page-name="Standard">
      <style:paragraph-properties style:page-number="1"/>
    </style:style>
    <style:style style:name="P36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MojHeading" style:master-page-name="Standard">
      <style:paragraph-properties style:page-number="2"/>
    </style:style>
    <style:style style:name="P39" style:family="paragraph" style:parent-style-name="Heading_20_2">
      <style:text-properties officeooo:rsid="002cc539"/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2cc539" style:font-style-asian="italic" style:font-style-complex="italic"/>
    </style:style>
    <style:style style:name="T5" style:family="text">
      <style:text-properties fo:font-style="italic" officeooo:rsid="0039ab51" style:font-style-asian="italic" style:font-style-complex="italic"/>
    </style:style>
    <style:style style:name="T6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8" style:family="text">
      <style:text-properties officeooo:rsid="001a1f33"/>
    </style:style>
    <style:style style:name="T9" style:family="text">
      <style:text-properties officeooo:rsid="001c82c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fcf4c" style:font-style-asian="normal" style:font-style-complex="normal"/>
    </style:style>
    <style:style style:name="T12" style:family="text">
      <style:text-properties fo:font-style="normal" officeooo:rsid="0020dc7b" style:font-style-asian="normal" style:font-style-complex="normal"/>
    </style:style>
    <style:style style:name="T13" style:family="text">
      <style:text-properties fo:font-style="normal" officeooo:rsid="00214648" style:font-style-asian="normal" style:font-style-complex="normal"/>
    </style:style>
    <style:style style:name="T14" style:family="text">
      <style:text-properties fo:font-style="normal" officeooo:rsid="00233763" style:font-style-asian="normal" style:font-style-complex="normal"/>
    </style:style>
    <style:style style:name="T15" style:family="text">
      <style:text-properties fo:font-style="normal" officeooo:rsid="0023db42" style:font-style-asian="normal" style:font-style-complex="normal"/>
    </style:style>
    <style:style style:name="T16" style:family="text">
      <style:text-properties fo:font-style="normal" officeooo:rsid="0024969a" style:font-style-asian="normal" style:font-style-complex="normal"/>
    </style:style>
    <style:style style:name="T17" style:family="text">
      <style:text-properties fo:font-style="normal" officeooo:rsid="0025f2e6" style:font-style-asian="normal" style:font-style-complex="normal"/>
    </style:style>
    <style:style style:name="T18" style:family="text">
      <style:text-properties fo:font-style="normal" officeooo:rsid="00271de0" style:font-style-asian="normal" style:font-style-complex="normal"/>
    </style:style>
    <style:style style:name="T19" style:family="text">
      <style:text-properties fo:font-style="normal" officeooo:rsid="002928f1" style:font-style-asian="normal" style:font-style-complex="normal"/>
    </style:style>
    <style:style style:name="T20" style:family="text">
      <style:text-properties fo:font-style="normal" officeooo:rsid="002aebd6" style:font-style-asian="normal" style:font-style-complex="normal"/>
    </style:style>
    <style:style style:name="T21" style:family="text">
      <style:text-properties fo:font-style="normal" officeooo:rsid="002bf48e" style:font-style-asian="normal" style:font-style-complex="normal"/>
    </style:style>
    <style:style style:name="T22" style:family="text">
      <style:text-properties fo:font-style="normal" officeooo:rsid="002c6682" style:font-style-asian="normal" style:font-style-complex="normal"/>
    </style:style>
    <style:style style:name="T23" style:family="text">
      <style:text-properties fo:font-style="normal" officeooo:rsid="002cc539" style:font-style-asian="normal" style:font-style-complex="normal"/>
    </style:style>
    <style:style style:name="T24" style:family="text">
      <style:text-properties fo:font-style="normal" officeooo:rsid="003418c3" style:font-style-asian="normal" style:font-style-complex="normal"/>
    </style:style>
    <style:style style:name="T25" style:family="text">
      <style:text-properties fo:font-style="normal" officeooo:rsid="00358ae6" style:font-style-asian="normal" style:font-style-complex="normal"/>
    </style:style>
    <style:style style:name="T26" style:family="text">
      <style:text-properties fo:font-style="normal" officeooo:rsid="0035f3f8" style:font-style-asian="normal" style:font-style-complex="normal"/>
    </style:style>
    <style:style style:name="T27" style:family="text">
      <style:text-properties fo:font-style="normal" officeooo:rsid="0036e4d3" style:font-style-asian="normal" style:font-style-complex="normal"/>
    </style:style>
    <style:style style:name="T28" style:family="text">
      <style:text-properties fo:font-style="normal" officeooo:rsid="0037c06a" style:font-style-asian="normal" style:font-style-complex="normal"/>
    </style:style>
    <style:style style:name="T29" style:family="text">
      <style:text-properties fo:font-style="normal" officeooo:rsid="00382825" style:font-style-asian="normal" style:font-style-complex="normal"/>
    </style:style>
    <style:style style:name="T30" style:family="text">
      <style:text-properties fo:font-style="normal" officeooo:rsid="0039ab51" style:font-style-asian="normal" style:font-style-complex="normal"/>
    </style:style>
    <style:style style:name="T31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39" style:family="text">
      <style:text-properties officeooo:rsid="0020dc7b"/>
    </style:style>
    <style:style style:name="T40" style:family="text">
      <style:text-properties officeooo:rsid="00214648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2f701" style:font-weight-asian="normal" style:font-weight-complex="normal"/>
    </style:style>
    <style:style style:name="T43" style:family="text">
      <style:text-properties officeooo:rsid="002fd1c6"/>
    </style:style>
    <style:style style:name="T44" style:family="text">
      <style:text-properties officeooo:rsid="0031e94c"/>
    </style:style>
    <style:style style:name="T45" style:family="text">
      <style:text-properties officeooo:rsid="00323b9c"/>
    </style:style>
    <style:style style:name="T46" style:family="text">
      <style:text-properties officeooo:rsid="0032f701"/>
    </style:style>
    <style:style style:name="T47" style:family="text">
      <style:text-properties officeooo:rsid="00358ae6"/>
    </style:style>
    <style:style style:name="T48" style:family="text">
      <style:text-properties officeooo:rsid="0036e4d3"/>
    </style:style>
    <style:style style:name="T49" style:family="text">
      <style:text-properties officeooo:rsid="003745d2"/>
    </style:style>
    <style:style style:name="T50" style:family="text">
      <style:text-properties officeooo:rsid="0037c06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zitet u Beogradu</text:p>
      <text:p text:style-name="P9">Matematički fakultet</text:p>
      <text:p text:style-name="P8"/>
      <text:p text:style-name="Caption"/>
      <text:p text:style-name="P8"/>
      <text:p text:style-name="P8"/>
      <text:p text:style-name="P8"/>
      <text:p text:style-name="P8"/>
      <text:p text:style-name="P9"/>
      <text:p text:style-name="Title">Informacioni sistem za firmu <text:line-break/><text:span text:style-name="T1">Ramix Čačak</text:span></text:p>
      <text:p text:style-name="Subtitle">-grupni projekat-</text:p>
      <text:p text:style-name="P11"/>
      <text:p text:style-name="P11"/>
      <text:p text:style-name="P11"/>
      <text:p text:style-name="P11"/>
      <text:p text:style-name="P10">Studenti:</text:p>
      <text:p text:style-name="P10">Petar Kulezić</text:p>
      <text:p text:style-name="P10">Miloš Lončarević</text:p>
      <text:p text:style-name="P10">Filip Miljaković</text:p>
      <text:p text:style-name="P10">Pavle Gavrilović</text:p>
      <text:h text:style-name="P36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Sadržaj</text:p>
          </text:index-title>
          <text:p text:style-name="P37"><text:a xlink:type="simple" xlink:href="#__RefHeading___Toc112_949689110" text:style-name="Index_20_Link" text:visited-style-name="Index_20_Link">Uvod<text:tab/>2</text:a></text:p>
          <text:p text:style-name="P37"><text:a xlink:type="simple" xlink:href="#__RefHeading___Toc114_949689110" text:style-name="Index_20_Link" text:visited-style-name="Index_20_Link">Analza sistema<text:tab/>2</text:a></text:p>
          <text:p text:style-name="P40"><text:a xlink:type="simple" xlink:href="#__RefHeading___Toc266_535156845" text:style-name="Index_20_Link" text:visited-style-name="Index_20_Link"><text:span text:style-name="T10">Zaduženja aktera u sistemu</text:span></text:a><text:a xlink:type="simple" xlink:href="#__RefHeading___Toc266_535156845" text:style-name="Index_20_Link" text:visited-style-name="Index_20_Link"><text:tab/>3</text:a></text:p>
          <text:p text:style-name="P41"><text:a xlink:type="simple" xlink:href="#__RefHeading___Toc326_1563461035" text:style-name="Index_20_Link" text:visited-style-name="Index_20_Link">Menadžer prodaje<text:tab/>3</text:a></text:p>
          <text:p text:style-name="P41"><text:a xlink:type="simple" xlink:href="#__RefHeading___Toc328_1563461035" text:style-name="Index_20_Link" text:visited-style-name="Index_20_Link">Menadžer nabavke<text:tab/>4</text:a></text:p>
          <text:p text:style-name="P41"><text:a xlink:type="simple" xlink:href="#__RefHeading___Toc330_1563461035" text:style-name="Index_20_Link" text:visited-style-name="Index_20_Link">Referent prodaje<text:tab/>4</text:a></text:p>
          <text:p text:style-name="P41"><text:a xlink:type="simple" xlink:href="#__RefHeading___Toc332_1563461035" text:style-name="Index_20_Link" text:visited-style-name="Index_20_Link">Magacioner<text:tab/>4</text:a></text:p>
          <text:p text:style-name="P41"><text:a xlink:type="simple" xlink:href="#__RefHeading___Toc346_1563461035" text:style-name="Index_20_Link" text:visited-style-name="Index_20_Link">Šef proizvodnje<text:tab/>4</text:a></text:p>
          <text:p text:style-name="P41"><text:a xlink:type="simple" xlink:href="#__RefHeading___Toc348_1563461035" text:style-name="Index_20_Link" text:visited-style-name="Index_20_Link">Radnik u proizvodnji<text:tab/>5</text:a></text:p>
          <text:p text:style-name="P41"><text:a xlink:type="simple" xlink:href="#__RefHeading___Toc350_1563461035" text:style-name="Index_20_Link" text:visited-style-name="Index_20_Link"><text:span text:style-name="T10">Vozač</text:span></text:a><text:a xlink:type="simple" xlink:href="#__RefHeading___Toc350_1563461035" text:style-name="Index_20_Link" text:visited-style-name="Index_20_Link"><text:tab/>5</text:a></text:p>
        </text:index-body>
      </text:table-of-content>
      <text:p text:style-name="P7"/>
      <text:h text:style-name="P38" text:outline-level="1"><text:bookmark-start text:name="__RefHeading___Toc112_949689110"/>Uvod<text:bookmark-end text:name="__RefHeading___Toc112_949689110"/></text:h>
      <text:p text:style-name="P2"><text:tab/><text:span text:style-name="T8">Predmet ovog projekta je razvijanje informacionog sistema za firmu </text:span><text:span text:style-name="T2">Ramix</text:span><text:span text:style-name="T8"> iz Čačka. </text:span>Firma <text:span text:style-name="T1">Ramix</text:span> se bavi proizvodnjom boja i lepokova. <text:span text:style-name="T9">Od budućeg informacionog sistema se zahteva da:</text:span></text:p>
      <text:list xml:id="list2917478309750860178" text:style-name="L1">
        <text:list-item>
          <text:p text:style-name="P26">nadgleda stanj<text:span text:style-name="T39">e</text:span> u magacinima sirovina i gotovih proizvoda,</text:p>
        </text:list-item>
        <text:list-item>
          <text:p text:style-name="P26">daje precizine informacije menadžemntu o trenutnim dešavanjima u firmi (šta je poručeno, šta se proizvodi, šta je otpremljeno…) i tako pomogne u donošenju daljih odluka,</text:p>
        </text:list-item>
        <text:list-item>
          <text:p text:style-name="P27">ima 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40">Firma </text:span><text:span text:style-name="T3">Ramix </text:span><text:span text:style-name="T11">trenutno ima knjigovodstveni program instaliran na jednom od svojih računara i pomoću njega se kreiraju svi dokumenti</text:span><text:span text:style-name="T16"> </text:span><text:span text:style-name="T11">potrebni za rad firme </text:span><text:span text:style-name="T16">(radni nalozi, otpremnice, računi…)</text:span><text:span text:style-name="T11">. Takođe, u okviru programa postoji i baza podataka sa </text:span><text:span text:style-name="T12">podacima o stanju sirovina i gotovih proizvoda; kupcima i dobavljačima; izlaznim i ulaznim fakturama…</text:span></text:p>
      <text:p text:style-name="P3"><text:span text:style-name="T12"><text:tab/>Osnovni nedostatak ovog programa jeste što nije prilagođen konkretnim potrebama firme, v</text:span><text:span text:style-name="T13">eć je knjigovodstveni program opšteg tipa.</text:span><text:span text:style-name="T12"> </text:span><text:span text:style-name="T13">Kao takav</text:span><text:span text:style-name="T12"> je, u nekim delovima, suviše obiman (prilikom rada se prolazi kroz neke korake koji nisu svojstveni konkretnom tipu </text:span><text:span text:style-name="T13">preduzeća</text:span><text:span text:style-name="T12">) ili ima nejasan interfejs što otežava njegovo korišćenje, dok mu, sa druge strane, </text:span><text:span text:style-name="T25">nedostaju</text:span><text:span text:style-name="T12"> neke mogućnosti koje bi </text:span><text:span text:style-name="T25">konkretnoj </text:span><text:span text:style-name="T12">firm</text:span><text:span text:style-name="T25">i bile od koristi</text:span><text:span text:style-name="T12">.</text:span></text:p>
      <text:p text:style-name="P3"><text:span text:style-name="T12"><text:tab/></text:span><text:span text:style-name="T14">Radi lakšeg sagledavanja rada cele firme, podelili smo je na nekoliko celina: primanje porudžbina, proizvodnja, prodaja i nabavka, knjigovodstvo.</text:span></text:p>
      <text:p text:style-name="P13"><text:tab/>Primanje porudžbina se trenutno odvija na nekoliko načina: telefonom, SMS porukama ili elektronskom poštom. Porudžbine se ne unose u računar, <text:span text:style-name="T47">već se zapisane prosleđuju rukovodećim strukturama (menadžment) firme.</text:span></text:p>
      <text:p text:style-name="P21"><text:span text:style-name="T14"><text:tab/>Proces proizvodnje počinje kreiranjem </text:span><text:span text:style-name="T31">radnog naloga</text:span><text:span text:style-name="T14"> </text:span><text:span text:style-name="T15">(specifikacija šta je potrebno proizvesti i u kojoj količini) </text:span><text:span text:style-name="T14">od strane menadžera pr</text:span><text:span text:style-name="T25">odaje</text:span><text:span text:style-name="T14">. </text:span><text:span text:style-name="T15">Radni nalog se potom predaje šefu proizvodnje koji zatim </text:span><text:span text:style-name="T25">sastavlja spisak potrebnih sirovina za izvršavanje radnog naloga, na osnovu </text:span><text:span text:style-name="T35">normativa </text:span><text:span text:style-name="T38">(spisak sirovina koje ulaze u proizvod i njihova količina; nalazi se u bazi podataka)</text:span><text:span text:style-name="T32"> </text:span><text:span text:style-name="T37">proizvoda</text:span><text:span text:style-name="T25">. Potom se vrši</text:span><text:span text:style-name="T15"> </text:span><text:span text:style-name="T6">treb</text:span><text:span text:style-name="T7">ovanje</text:span><text:span text:style-name="T15"> </text:span><text:span text:style-name="T25">(preuzimanje) </text:span><text:span text:style-name="T15">sirovin</text:span><text:span text:style-name="T25">a</text:span><text:span text:style-name="T15"> iz magacina </text:span><text:span text:style-name="T16">sirovina </text:span><text:span text:style-name="T25">uz nadzor magacionera</text:span><text:span text:style-name="T15">. </text:span><text:span text:style-name="T16">Nakon završetka samog pravljenja proizvoda, </text:span><text:span text:style-name="T25">sastavlja se spisak onoga što je proizvedeno (</text:span><text:span text:style-name="T35">predajnica</text:span><text:span text:style-name="T25">)</text:span><text:span text:style-name="T16"> </text:span><text:span text:style-name="T25">i zajedno sa gotovim proizvodom </text:span><text:span text:style-name="T16">on se odlaže u magacin gotovih proizvoda. </text:span><text:span text:style-name="T25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26">(upozorenja, kazne, otkazi) </text:span><text:span text:style-name="T25">u skladu sa svojim saznanjima.</text:span></text:p>
      <text:p text:style-name="P4"><text:span text:style-name="T16"><text:tab/>Prodaja započinje planiranjem rute od strane menadžera prodaje na osnovu primljenih porudžbina i stanja u magacinu gotovih proizvoda. Potom on kreira i štampa </text:span><text:span text:style-name="T33">otpremnicu</text:span><text:span text:style-name="T16"> </text:span><text:soft-page-break/><text:span text:style-name="T16">(dok</text:span><text:span text:style-name="T26">u</text:span><text:span text:style-name="T16">ment koji </text:span><text:span text:style-name="T17">sadrži informacije o robi koja je poslata na put; putuje zajedno sa robom</text:span><text:span text:style-name="T16">) </text:span><text:span text:style-name="T17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26">o</text:span><text:span text:style-name="T17"> d</text:span><text:span text:style-name="T26">a</text:span><text:span text:style-name="T17"> je reč o firminom vozaču ili nekom ko vrši uslugu transporta. Kupac, kad mu stigne roba, potvrđuje da je sve u redu svojim potpisom na otpremnicama i jedna otpremnica se vraća u firmu </text:span><text:span text:style-name="T18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26">Formirani račun se unosi u knjigovodstveni program. Postoji i dokument koji predstavlja i otpremnicu i račun (</text:span><text:span text:style-name="T36">račun – otpremnica</text:span><text:span text:style-name="T26">), tretira se kao otpremnica sve do potpisivanja od strane kupca kada se može smatrati računom (ušteda je u tome što se kupcu ne šalje novi papir koji predstavlja račun).</text:span></text:p>
      <text:p text:style-name="P14"><text:tab/>Prilikom nabavke je firma u ulozi kupca i sve se odvija po prethodno opisanom postupku prodaje.</text:p>
      <text:p text:style-name="P6"><text:span text:style-name="T10"><text:tab/></text:span><text:span text:style-name="T19">U okviru knjigovodstva se, koristeći postojeći program, unose svi računi u bazu podataka. Dakle, </text:span><text:span text:style-name="T34">izlazne fakture</text:span><text:span text:style-name="T19"> (potraživanja </text:span><text:span text:style-name="T22">prema</text:span><text:span text:style-name="T19"> kupc</text:span><text:span text:style-name="T22">ima</text:span><text:span text:style-name="T19">), </text:span><text:span text:style-name="T34">ulazne fakture</text:span><text:span text:style-name="T19"> (</text:span><text:span text:style-name="T20">dugovanja prema dobavljačima</text:span><text:span text:style-name="T19">), </text:span><text:span text:style-name="T20">kao i razni troškovi firme </text:span><text:span text:style-name="T21">(</text:span><text:span text:style-name="T20">poput komunalija, goriva, </text:span><text:span text:style-name="T21">usluga transporta, </text:span><text:span text:style-name="T22">bankarske provizije</text:span><text:span text:style-name="T21">…) </text:span><text:span text:style-name="T22">se unose u <text:s/>sistem. </text:span><text:span text:style-name="T23">Na osnovu toga, moguće je od postojećeg programa dobiti podatke o ukupnim potraživanjima, dugovanjima, kao i pojedinačnim. </text:span><text:span text:style-name="T24">Knjigovodstvo se dalje stara o plaćanju računa i plaćanju poreza, vodi računa o postojanju svih dokumenata i poštovaju republičkih zakona.</text:span></text:p>
      <text:p text:style-name="P6"><text:span text:style-name="T24"/></text:p>
      <text:h text:style-name="P39" text:outline-level="2"><text:bookmark-start text:name="__RefHeading___Toc266_535156845"/><text:span text:style-name="T10">Zaduženja aktera u sistemu</text:span><text:bookmark-end text:name="__RefHeading___Toc266_535156845"/></text:h>
      <text:p text:style-name="P20"><text:span text:style-name="T23"><text:tab/>Sledi spisak </text:span><text:span text:style-name="T30">funkcija</text:span><text:span text:style-name="T23"> koje zaposleni u firmi imaju. Kako je </text:span><text:span text:style-name="T30">firma </text:span><text:span text:style-name="T5">Ramix</text:span><text:span text:style-name="T23"> relativno mal</text:span><text:span text:style-name="T30">a,</text:span><text:span text:style-name="T23"> </text:span><text:span text:style-name="T30">u smislu godišnjeg prometa i obavljanja posla</text:span><text:span text:style-name="T23">, jedna osoba može </text:span><text:span text:style-name="T30">stići da obavlja više funkcija</text:span><text:span text:style-name="T23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43">Menadžer prodaje je zadužen za vođenje procesa proizvodnje i prodaje. Dodatno zadužen je za:</text:span></text:p>
      <text:list xml:id="list5596483163586280242" text:style-name="L2">
        <text:list-item>
          <text:p text:style-name="P29">analiziranje stanja na tržištu</text:p>
        </text:list-item>
        <text:list-item>
          <text:p text:style-name="P29">analiziranje pristiglih porudžbina i stanja u magacinu gotovih proizvoda</text:p>
        </text:list-item>
        <text:list-item>
          <text:p text:style-name="P33">unapređivanje procesa proizvodnje</text:p>
        </text:list-item>
        <text:list-item>
          <text:p text:style-name="P30">izdavanje radnih naloga (pokretanje procesa proizvodnje)</text:p>
        </text:list-item>
        <text:list-item>
          <text:p text:style-name="P30">donošenje odluka u vezi grešaka prilikom procesa proizvodnje</text:p>
        </text:list-item>
        <text:list-item>
          <text:p text:style-name="P30">organizovanje transporta robe do kupaca</text:p>
        </text:list-item>
        <text:list-item>
          <text:p text:style-name="P30"><text:soft-page-break/>kreiranje otpremnica</text:p>
        </text:list-item>
        <text:list-item>
          <text:p text:style-name="P30">donošenje odluka u vezi problema prilikom transporta robe <text:span text:style-name="T44">do kupaca</text:span></text:p>
        </text:list-item>
        <text:list-item>
          <text:p text:style-name="P33">rešavanje problema koje kupci imaju</text:p>
        </text:list-item>
        <text:list-item>
          <text:p text:style-name="P31">analiziranje potraživanja firme</text:p>
        </text:list-item>
        <text:list-item>
          <text:p text:style-name="P31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45">Menadžer nabavke ima sledeća zaduženja:</text:span></text:p>
      <text:list xml:id="list5846578276382529213" text:style-name="L3">
        <text:list-item>
          <text:p text:style-name="P28">anailizanje stanja u magacinu sirovina</text:p>
        </text:list-item>
        <text:list-item>
          <text:p text:style-name="P28">nabavlja sirovine od dobavljača</text:p>
        </text:list-item>
        <text:list-item>
          <text:p text:style-name="P28">komunicira sa dobavljačima</text:p>
        </text:list-item>
        <text:list-item>
          <text:p text:style-name="P34">analiziranje tržišta sirovina</text:p>
        </text:list-item>
        <text:list-item>
          <text:p text:style-name="P28">planira<text:span text:style-name="T46">nje</text:span> transport<text:span text:style-name="T46">a</text:span> sirovina</text:p>
        </text:list-item>
        <text:list-item>
          <text:p text:style-name="P28">rešavanje problema nastalih prilikom transporta sirovina</text:p>
        </text:list-item>
        <text:list-item>
          <text:p text:style-name="P28">rešavanje problema nastalih prilikom istovara sirovina</text:p>
        </text:list-item>
        <text:list-item>
          <text:p text:style-name="P32"><text:span text:style-name="T45">analiziranje dugovanja firme prema dobavljačima</text:span>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6"><text:tab/><text:span text:style-name="T42">Referent prodaje je zadužen za kancelarijske poslove. Mora biti obučen za elementaran rad na računaru. Ima sledeća zaduženja:</text:span></text:p>
      <text:list xml:id="list3608472531296320146" text:style-name="L4">
        <text:list-item>
          <text:p text:style-name="P17"><text:span text:style-name="T41">prima porudžbine od strane kupaca</text:span></text:p>
        </text:list-item>
        <text:list-item>
          <text:p text:style-name="P18"><text:span text:style-name="T41">unosi u knjigovodstveni program račune firme</text:span></text:p>
        </text:list-item>
        <text:list-item>
          <text:p text:style-name="P19"><text:span text:style-name="T41">održavanje higijene kancelarije</text:span>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48">Magacioner je zadužan za sve poslove vezane za magacine firme. Magacionera može imati više u zavisnosti od broja magacina i veličine tih magacina. Njegova zaduženja su:</text:span></text:p>
      <text:list xml:id="list7395000228134796620" text:style-name="L7">
        <text:list-item>
          <text:p text:style-name="P25">nadgledanje unošenja i iznošenja robe iz magacina</text:p>
        </text:list-item>
        <text:list-item>
          <text:p text:style-name="P25">ažuriranje baza podataka o stanji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49">Određuje i deli zaduženja radnicima u proizvodnji. Dakle, ima sledeća zaduženja:</text:span></text:p>
      <text:list xml:id="list5435453101464173876" text:style-name="L6">
        <text:list-item>
          <text:p text:style-name="P23"><text:soft-page-break/>vrši podelu posla u procesu proizvodnje</text:p>
        </text:list-item>
        <text:list-item>
          <text:p text:style-name="P23">sastavlja spisak potrebnih sirovina za proizvodnju</text:p>
        </text:list-item>
        <text:list-item>
          <text:p text:style-name="P24">nadgleda proces proizvodnje i rešava probleme nastale u toku procesa</text:p>
        </text:list-item>
        <text:list-item>
          <text:p text:style-name="P24">sastavlja predajnicu</text:p>
        </text:list-item>
      </text:list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50">Radnik u proizvodnji obavlja sve poslove koje dobije od šefa proizvodnje</text:span></text:p>
      <text:h text:style-name="Heading_20_3" text:outline-level="3"><text:bookmark-start text:name="__RefHeading___Toc350_1563461035"/><text:span text:style-name="T23">Vozač</text:span><text:bookmark-end text:name="__RefHeading___Toc350_1563461035"/></text:h>
      <text:p text:style-name="Text_20_body"><text:span text:style-name="T23"><text:tab/></text:span><text:span text:style-name="T28">Vozač prevozi robu koja je navedena u otpremnici do kupaca.</text:span></text:p>
      <text:h text:style-name="Heading_20_2" text:outline-level="2"><text:span text:style-name="T28">U</text:span><text:span text:style-name="T10">napređenja sistema</text:span></text:h>
      <text:p text:style-name="Text_20_body"><text:span text:style-name="T10"><text:tab/></text:span><text:span text:style-name="T29">Kako bi budući sistem pomogao menadžemntu u donošenju odluka, smatramo da je osnova toga unos porudžbina u računar. To će olakšati pregled svih porudžbina i ubrzati donošenje odluka.</text:span></text:p>
      <text:p text:style-name="Text_20_body"><text:span text:style-name="T10"><text:tab/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11T13:01:35.556192359</dc:date>
    <meta:editing-duration>PT1H46M11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7" meta:paragraph-count="82" meta:word-count="1061" meta:character-count="7165" meta:non-whitespace-character-count="6194"/>
  </office:meta>
</office:document-meta>
</file>